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ArrayList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23" calcext:value-type="date">
            <text:p>23/11/23</text:p>
          </table:table-cell>
        </table:table-row>
        <table:table-row table:style-name="ro2">
          <table:table-cell office:value-type="string" calcext:value-type="string">
            <text:p>Task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23" calcext:value-type="date">
            <text:p>23/11/23</text:p>
          </table:table-cell>
        </table:table-row>
        <table:table-row table:style-name="ro2">
          <table:table-cell office:value-type="string" calcext:value-type="string">
            <text:p>Solid princip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23" calcext:value-type="date">
            <text:p>23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7:43:22.1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23T17:44:07.188000000</dc:date>
    <meta:editing-duration>PT18H50M3S</meta:editing-duration>
    <meta:editing-cycles>24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